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5">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7">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3">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3">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5">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5">Sprint No .</text:span></text:p>
          </table:table-cell>
          <table:table-cell table:style-name="Table1.D1" office:value-type="string">
            <text:p text:style-name="P9"><text:span text:style-name="T2">2</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2/23/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slide_out.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2505396035165534302" text:style-name="WWNum4">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9">Indentions are 5 spaces. TABS ARE </text:span><text:span text:style-name="T3">✓</text:span><text:span text:style-name="T9">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5363261725850876495" text:style-name="WWNum5">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2180090176325647294" text:style-name="WWNum7">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8753376325342646491" text:style-name="WWNum2">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9147955906506104464" text:style-name="WWNum6">
              <text:list-item>
                <text:p text:style-name="P21"><text:span text:style-name="T3">No such statements since these are markup files</text:span></text:p>
              </text:list-item>
            </text:list>
          </table:table-cell>
        </table:table-row>
      </table:table>
      <text:list xml:id="list6452286693525146720" text:style-name="WWNum3">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1355342390966635948" text:style-name="WWNum1">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85347495125814" text:continue-list="list6452286693525146720" text:style-name="WWNum3">
        <text:list-item>
          <text:p text:style-name="P22"/>
        </text:list-item>
        <text:list-item>
          <text:p text:style-name="P22"/>
        </text:list-item>
      </text:list>
      <text:p text:style-name="P7"/>
      <text:p text:style-name="P7"/>
      <text:p text:style-name="P7"/>
      <text:p text:style-name="P7"/>
      <text:list xml:id="list85346172022976" text:continue-numbering="true" text:style-name="WWNum3">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text-underline-style="none" fo:font-weight="normal" style:font-name-asian="Noto Sans Symbols1" style:font-family-asian="'Noto Sans Symbols'" style:font-family-generic-asian="system" style:font-pitch-asian="variable" style:font-size-asian="10pt" style:font-weight-asian="normal"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78" meta:non-whitespace-character-count="2458"/>
    <meta:generator>LibreOfficeDev/5.1.0.3$Linux_X86_64 LibreOffice_project/</meta:generator>
  </office:meta>
</office:document-meta>
</file>